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aine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iner.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epStubsSerializableTest.should_discard_generics_metadata_when_serialized_then_disabling_deep_stubs_with_generi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tainer.Container( E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Container.ListContainer( List &lt; String &gt;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epStubsSerializableTest.should_serialize_and_deserialize_mock_created_with_deep_stub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ntaine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ntaine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Class2.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Class.getSamp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Class2.is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epStubsSerializableTest.should_serialize_and_deserialize_parameterized_class_mocked_with_deep_stub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ntainer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